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f6ef3a">1. orgバッファを評価</text:a></text:p>
          <text:p text:style-name="Contents_20_1"><text:a xlink:type="simple" xlink:href="#orgd0f95cb">2. ユーティリティ関数</text:a></text:p>
          <text:p text:style-name="Contents_20_2"><text:a xlink:type="simple" xlink:href="#org841a66a">2.1. サボっていると Kyoko さんに怒られる</text:a></text:p>
          <text:p text:style-name="Contents_20_2"><text:a xlink:type="simple" xlink:href="#org3386ac0">2.2. org-buffer を dokuwiki 形式に変換し，kill-ring に格納</text:a></text:p>
          <text:p text:style-name="Contents_20_2"><text:a xlink:type="simple" xlink:href="#orgc6c5d34">2.3. コンソールでカレントバッファのあるディレクトリに移動する</text:a></text:p>
          <text:p text:style-name="Contents_20_2"><text:a xlink:type="simple" xlink:href="#org031be5c">2.4. ファイルに含まれるテーブルを使って定時にアラートを表示する</text:a></text:p>
          <text:p text:style-name="Contents_20_2"><text:a xlink:type="simple" xlink:href="#orgb97fb25">2.5. 頻繁に利用するファイルをring形式でたどる</text:a></text:p>
          <text:p text:style-name="Contents_20_2"><text:a xlink:type="simple" xlink:href="#orga4487c9">2.6. 引数のorgバッファを開く</text:a></text:p>
          <text:p text:style-name="Contents_20_2"><text:a xlink:type="simple" xlink:href="#org1f9db7c">2.7. orgバッファにいつものヘッダを追加する</text:a></text:p>
          <text:p text:style-name="Contents_20_2"><text:a xlink:type="simple" xlink:href="#org452a54c">2.8. 議事録ひな形を書き入れる</text:a></text:p>
          <text:p text:style-name="Contents_20_2"><text:a xlink:type="simple" xlink:href="#org59a9993">2.9. ランダムの文字列を取得する</text:a></text:p>
          <text:p text:style-name="Contents_20_2"><text:a xlink:type="simple" xlink:href="#org8d4188d">2.10. Auto-install をセットアップする</text:a></text:p>
          <text:p text:style-name="Contents_20_2"><text:a xlink:type="simple" xlink:href="#org1f0b15e">2.11. 行頭に" - "を挿入する</text:a></text:p>
          <text:p text:style-name="Contents_20_2"><text:a xlink:type="simple" xlink:href="#org085e0bb">2.12. <text:span text:style-name="OrgTodo">TODO</text:span> " - "と" - [ ] "をサイクルさせる</text:a></text:p>
          <text:p text:style-name="Contents_20_2"><text:a xlink:type="simple" xlink:href="#org952ea70">2.13. <text:span text:style-name="OrgTodo">TODO</text:span> リージョン内のブリッツを操作する</text:a></text:p>
          <text:p text:style-name="Contents_20_2"><text:a xlink:type="simple" xlink:href="#org28b41b2">2.14. 日付などを簡単に挿入する</text:a></text:p>
          <text:p text:style-name="Contents_20_3"><text:a xlink:type="simple" xlink:href="#orgeab949c">2.14.1. キーバインド</text:a></text:p>
          <text:p text:style-name="Contents_20_2"><text:a xlink:type="simple" xlink:href="#org12161c0">2.15. XHTMLを利用したガントチャート生成</text:a></text:p>
          <text:p text:style-name="Contents_20_2"><text:a xlink:type="simple" xlink:href="#org7910eb2">2.16. 定期実行関数</text:a></text:p>
          <text:p text:style-name="Contents_20_2"><text:a xlink:type="simple" xlink:href="#org05e27f9">2.17. ブラウザの設定</text:a></text:p>
          <text:p text:style-name="Contents_20_2"><text:a xlink:type="simple" xlink:href="#org2965092">2.18. ミニバッファに日時を表示</text:a></text:p>
          <text:p text:style-name="Contents_20_2"><text:a xlink:type="simple" xlink:href="#org6b012cd">2.19. バックアップファイルの削除</text:a></text:p>
          <text:p text:style-name="Contents_20_2"><text:a xlink:type="simple" xlink:href="#org147a096">2.20. 日中と夜中でテーマを切り替える</text:a></text:p>
          <text:p text:style-name="Contents_20_2"><text:a xlink:type="simple" xlink:href="#org5beeae6">2.21. chomp</text:a></text:p>
          <text:p text:style-name="Contents_20_2"><text:a xlink:type="simple" xlink:href="#org90a3538">2.22. iTerm2.app を呼び出す関数</text:a></text:p>
          <text:p text:style-name="Contents_20_2"><text:a xlink:type="simple" xlink:href="#org73d74e0">2.23. lingr にログインする</text:a></text:p>
          <text:p text:style-name="Contents_20_2"><text:a xlink:type="simple" xlink:href="#org4721a0a">2.24. 特定のファイルを Dropbox 以下にバックアップする</text:a></text:p>
          <text:p text:style-name="Contents_20_2"><text:a xlink:type="simple" xlink:href="#org89db2d2">2.25. ゴミ箱を空にする <text:span text:style-name="OrgTags">[<text:span text:style-name="OrgTag">Mac</text:span>]</text:span></text:a></text:p>
          <text:p text:style-name="Contents_20_2"><text:a xlink:type="simple" xlink:href="#orgca6bfb5">2.26. その他</text:a></text:p>
          <text:p text:style-name="Contents_20_1"><text:a xlink:type="simple" xlink:href="#orgfd112f2">3. 未設定／テスト中</text:a></text:p>
          <text:p text:style-name="Contents_20_2"><text:a xlink:type="simple" xlink:href="#org9dcf394">3.1. byte-compile の警告を抑制する</text:a></text:p>
          <text:p text:style-name="Contents_20_2"><text:a xlink:type="simple" xlink:href="#org8501009">3.2. [window-resizer.el] 分割したウィンドウサイズを変更する</text:a></text:p>
          <text:p text:style-name="Contents_20_2"><text:a xlink:type="simple" xlink:href="#org918cb1b">3.3. [idle-requie]</text:a></text:p>
          <text:p text:style-name="Contents_20_2"><text:a xlink:type="simple" xlink:href="#org1bf2b50">3.4. [pdf-preview]</text:a></text:p>
          <text:p text:style-name="Contents_20_2"><text:a xlink:type="simple" xlink:href="#org3e12e52">3.5. [EasyPG]</text:a></text:p>
          <text:p text:style-name="Contents_20_2"><text:a xlink:type="simple" xlink:href="#org7736084">3.6. [eblook]</text:a></text:p>
          <text:p text:style-name="Contents_20_2"><text:a xlink:type="simple" xlink:href="#org7ddb236">3.7. [iBuffer]</text:a></text:p>
          <text:p text:style-name="Contents_20_2"><text:a xlink:type="simple" xlink:href="#org769193d">3.8. UUID をファイル名にして所定のディレクトリにコピー／移動</text:a></text:p>
          <text:p text:style-name="Contents_20_2"><text:a xlink:type="simple" xlink:href="#org10acf77">3.9. キーバインド</text:a></text:p>
          <text:p text:style-name="Contents_20_1"><text:a xlink:type="simple" xlink:href="#orga1da5ff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bf6ef3a"/>
<text:bookmark text:name="orgbf6ef3a"/>orgバッファを評価
<text:bookmark-end text:name="OrgXref.orgbf6ef3a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d0f95cb"/>
<text:bookmark text:name="orgd0f95cb"/>ユーティリティ関数
<text:bookmark-end text:name="OrgXref.orgd0f95cb"/></text:h>
      <text:h text:style-name="Heading_20_2" text:outline-level="2" text:is-list-header="false">
<text:bookmark-start text:name="OrgXref.org841a66a"/>
<text:bookmark text:name="org841a66a"/>サボっていると Kyoko さんに怒られる
<text:bookmark-end text:name="OrgXref.org841a66a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3386ac0"/>
<text:bookmark text:name="org3386ac0"/>org-buffer を dokuwiki 形式に変換し，kill-ring に格納
<text:bookmark-end text:name="OrgXref.org3386ac0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c6c5d34"/>
<text:bookmark text:name="orgc6c5d34"/>コンソールでカレントバッファのあるディレクトリに移動する
<text:bookmark-end text:name="OrgXref.orgc6c5d34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031be5c"/>
<text:bookmark text:name="org031be5c"/>ファイルに含まれるテーブルを使って定時にアラートを表示する
<text:bookmark-end text:name="OrgXref.org031be5c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b97fb25"/>
<text:bookmark text:name="orgb97fb25"/>頻繁に利用するファイルをring形式でたどる
<text:bookmark-end text:name="OrgXref.orgb97fb25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a4487c9"/>
<text:bookmark text:name="orga4487c9"/>引数のorgバッファを開く
<text:bookmark-end text:name="OrgXref.orga4487c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1f9db7c"/>
<text:bookmark text:name="org1f9db7c"/>orgバッファにいつものヘッダを追加する
<text:bookmark-end text:name="OrgXref.org1f9db7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452a54c"/>
<text:bookmark text:name="org452a54c"/>議事録ひな形を書き入れる
<text:bookmark-end text:name="OrgXref.org452a54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59a9993"/>
<text:bookmark text:name="org59a9993"/>ランダムの文字列を取得する
<text:bookmark-end text:name="OrgXref.org59a9993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8d4188d"/>
<text:bookmark text:name="org8d4188d"/>Auto-install をセットアップする
<text:bookmark-end text:name="OrgXref.org8d4188d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1f0b15e"/>
<text:bookmark text:name="org1f0b15e"/>行頭に" - "を挿入する
<text:bookmark-end text:name="OrgXref.org1f0b15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085e0bb"/>
<text:bookmark text:name="org085e0bb"/><text:span text:style-name="OrgTodo">TODO</text:span> " - "と" - [ ] "をサイクルさせる
<text:bookmark-end text:name="OrgXref.org085e0bb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952ea70"/>
<text:bookmark text:name="org952ea70"/><text:span text:style-name="OrgTodo">TODO</text:span> リージョン内のブリッツを操作する
<text:bookmark-end text:name="OrgXref.org952ea7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28b41b2"/>
<text:bookmark text:name="org28b41b2"/>日付などを簡単に挿入する
<text:bookmark-end text:name="OrgXref.org28b41b2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eab949c"/>
<text:bookmark text:name="orgeab949c"/>キーバインド
<text:bookmark-end text:name="OrgXref.orgeab949c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12161c0"/>
<text:bookmark text:name="org12161c0"/>XHTMLを利用したガントチャート生成
<text:bookmark-end text:name="OrgXref.org12161c0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7910eb2"/>
<text:bookmark text:name="org7910eb2"/>定期実行関数
<text:bookmark-end text:name="OrgXref.org7910eb2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05e27f9"/>
<text:bookmark text:name="org05e27f9"/>ブラウザの設定
<text:bookmark-end text:name="OrgXref.org05e27f9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2965092"/>
<text:bookmark text:name="org2965092"/>ミニバッファに日時を表示
<text:bookmark-end text:name="OrgXref.org296509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6b012cd"/>
<text:bookmark text:name="org6b012cd"/>バックアップファイルの削除
<text:bookmark-end text:name="OrgXref.org6b012cd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147a096"/>
<text:bookmark text:name="org147a096"/>日中と夜中でテーマを切り替える
<text:bookmark-end text:name="OrgXref.org147a09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LastLine"><text:s/><text:s/><text:s/><text:s/>(moom-reset-font-size)))</text:p>
      <text:h text:style-name="Heading_20_2" text:outline-level="2" text:is-list-header="false">
<text:bookmark-start text:name="OrgXref.org5beeae6"/>
<text:bookmark text:name="org5beeae6"/>chomp
<text:bookmark-end text:name="OrgXref.org5beeae6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90a3538"/>
<text:bookmark text:name="org90a3538"/>iTerm2.app を呼び出す関数
<text:bookmark-end text:name="OrgXref.org90a353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73d74e0"/>
<text:bookmark text:name="org73d74e0"/>lingr にログインする
<text:bookmark-end text:name="OrgXref.org73d74e0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4721a0a"/>
<text:bookmark text:name="org4721a0a"/>特定のファイルを Dropbox 以下にバックアップする
<text:bookmark-end text:name="OrgXref.org4721a0a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89db2d2"/>
<text:bookmark text:name="org89db2d2"/>ゴミ箱を空にする<text:tab/><text:span text:style-name="OrgTags">[<text:span text:style-name="OrgTag">Mac</text:span>]</text:span>
<text:bookmark-end text:name="OrgXref.org89db2d2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LastLine"><text:s/><text:s/><text:s/><text:s/><text:span text:style-name="OrgSrcFontLockStringFace">"end<text:s/>tell\n"</text:span>)))</text:p>
      <text:h text:style-name="Heading_20_2" text:outline-level="2" text:is-list-header="false">
<text:bookmark-start text:name="OrgXref.orgca6bfb5"/>
<text:bookmark text:name="orgca6bfb5"/>その他
<text:bookmark-end text:name="OrgXref.orgca6bfb5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fd112f2"/>
<text:bookmark text:name="orgfd112f2"/>未設定／テスト中
<text:bookmark-end text:name="OrgXref.orgfd112f2"/></text:h>
      <text:h text:style-name="Heading_20_2" text:outline-level="2" text:is-list-header="false">
<text:bookmark-start text:name="OrgXref.org9dcf394"/>
<text:bookmark text:name="org9dcf394"/>byte-compile の警告を抑制する
<text:bookmark-end text:name="OrgXref.org9dcf394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8501009"/>
<text:bookmark text:name="org8501009"/>[window-resizer.el] 分割したウィンドウサイズを変更する
<text:bookmark-end text:name="OrgXref.org8501009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918cb1b"/>
<text:bookmark text:name="org918cb1b"/>[idle-requie]
<text:bookmark-end text:name="OrgXref.org918cb1b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1bf2b50"/>
<text:bookmark text:name="org1bf2b50"/>[pdf-preview]
<text:bookmark-end text:name="OrgXref.org1bf2b50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3e12e52"/>
<text:bookmark text:name="org3e12e52"/>[EasyPG]
<text:bookmark-end text:name="OrgXref.org3e12e52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7736084"/>
<text:bookmark text:name="org7736084"/>[eblook]
<text:bookmark-end text:name="OrgXref.org7736084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7ddb236"/>
<text:bookmark text:name="org7ddb236"/>[iBuffer]
<text:bookmark-end text:name="OrgXref.org7ddb236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769193d"/>
<text:bookmark text:name="org769193d"/>UUID をファイル名にして所定のディレクトリにコピー／移動
<text:bookmark-end text:name="OrgXref.org769193d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10acf77"/>
<text:bookmark text:name="org10acf77"/>キーバインド
<text:bookmark-end text:name="OrgXref.org10acf77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a1da5ff"/>
<text:bookmark text:name="orga1da5ff"/>provide
<text:bookmark-end text:name="OrgXref.orga1da5ff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1-19T14:01:02</dc:date>
    <meta:creation-date>2018-01-19T14:01:02</meta:creation-date>
    <meta:generator>Emacs 26.0.90 (Org mode 9.1.4)</meta:generator>
    <meta:keyword/>
    <dc:subject/>
    <dc:title>ユーティリティ関数群</dc:title>
  </office:meta>
</office:document-meta>
</file>